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ich of these variable names are valid? (If you aren’t sure, you can test from the</text:p>
      <text:p text:style-name="Standard">Python shell.)</text:p>
      <text:p text:style-name="Standard">1. x is Valid</text:p>
      <text:p text:style-name="Standard">2. 56thnumber is invalid</text:p>
      <text:p text:style-name="Standard">3. length is Valid</text:p>
      <text:p text:style-name="Standard">4. !Tayo! is invalid</text:p>
      <text:p text:style-name="Standard">5. NUMBER is Valid</text:p>
      <text:p text:style-name="Standard">6. Android_phone1 is Valid</text:p>
      <text:p text:style-name="Standard">7. this variable is invalid</text:p>
      <text:p text:style-name="Standard"/>
      <text:p text:style-name="Standard"/>
      <text:p text:style-name="Standard">Write down the data type for each of the following variables. Pay special attention to</text:p>
      <text:p text:style-name="Standard">punctuation: values are not always the type they seem!</text:p>
      <text:p text:style-name="Standard">1. a = False - This is Boolean</text:p>
      <text:p text:style-name="Standard">2. b = 3.7 - This is Float</text:p>
      <text:p text:style-name="Standard">3. c = 'Alex' - This is a String</text:p>
      <text:p text:style-name="Standard">4. d = 7 <text:s/>- This is an Integer</text:p>
      <text:p text:style-name="Standard">5. e = 'True' - This is a String</text:p>
      <text:p text:style-name="Standard">6. f = 17 - This is an Integer</text:p>
      <text:p text:style-name="Standard">7. g = '17 - This is an Error</text:p>
      <text:p text:style-name="Standard">8. h = True - This is Boolean</text:p>
      <text:p text:style-name="Standard">9. i = '3.14159' - This is a String</text:p>
      <text:p text:style-name="Standard">10. j = “---add---” This a String</text:p>
      <text:p text:style-name="Standard"/>
      <text:p text:style-name="Standard"/>
      <text:p text:style-name="Standard">Boolean operators can seem tricky at first, and it takes practice to evaluate them</text:p>
      <text:p text:style-name="Standard">correctly. Write the value (True or False) produced by each expression below, using the</text:p>
      <text:p text:style-name="Standard">assigned values of the variables a, b, and c.</text:p>
      <text:p text:style-name="Standard">a = False</text:p>
      <text:p text:style-name="Standard">b = True</text:p>
      <text:p text:style-name="Standard">c = False</text:p>
      <text:p text:style-name="Standard">1. b and c - This expression is False</text:p>
      <text:p text:style-name="Standard">2. b or c - This Expression is True</text:p>
      <text:p text:style-name="Standard">3. not a and b - This Expression is True</text:p>
      <text:p text:style-name="Standard">4. (a and b) or not c - This Expression is True</text:p>
      <text:p text:style-name="Standard">5. not b and not (a or c) - This Expression is False</text:p>
      <text:p text:style-name="Standard">6. not ((not b or not a) and c ) or a - This Expression is True</text:p>
      <text:p text:style-name="Standard"/>
      <text:p text:style-name="Standard"/>
      <text:p text:style-name="Standard">What are the outputs of each of the following equations?</text:p>
      <text:p text:style-name="Standard">1. 5/2=2</text:p>
      <text:p text:style-name="Standard">2. 5/2.0=2.5</text:p>
      <text:p text:style-name="Standard">3. 5.0/2=2.5</text:p>
      <text:p text:style-name="Standard">4. 7*(1/2)=0</text:p>
      <text:p text:style-name="Standard">5. 7* (1/2.0)=3.5</text:p>
      <text:p text:style-name="Standard">6. 5 ∗∗2=25</text:p>
      <text:p text:style-name="Standard">7. 5.0 ∗ ∗2=25.0</text:p>
      <text:p text:style-name="Standard">8. 5 ∗ ∗2.0=25.0</text:p>
      <text:p text:style-name="Standard">9. 1/3=0</text:p>
      <text:p text:style-name="Standard"><text:soft-page-break/>10. 1/3.0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09:56:07</meta:creation-date>
    <dc:date>2012-06-20T10:36:28</dc:date>
    <meta:editing-duration>PT35M20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2" meta:paragraph-count="44" meta:word-count="319" meta:character-count="1426" meta:non-whitespace-character-count="1115"/>
  </office:meta>
</office:document-meta>
</file>